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svg:font-family="Times, 'Times New Roman'"/>
    <style:font-face style:name="Arial1" svg:font-family="Arial" style:font-family-generic="swiss"/>
    <style:font-face style:name="Helvetica" svg:font-family="Helvetica" style:font-family-generic="swiss"/>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able-cell-properties fo:background-color="transparent"/>
    </style:style>
    <style:style style:name="ce2" style:family="table-cell" style:parent-style-name="Default">
      <style:table-cell-properties fo:background-color="transparen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3" style:family="table-cell" style:parent-style-name="Default">
      <style:table-cell-properties fo:background-color="transparent"/>
      <style:text-properties style:font-name="Arial" fo:font-size="10pt" style:font-name-asian="Helvetica" style:font-size-asian="10pt" style:font-name-complex="Helvetica" style:font-size-complex="10pt"/>
    </style:style>
    <style:style style:name="ce4" style:family="table-cell" style:parent-style-name="Default" style:data-style-name="N50">
      <style:table-cell-properties fo:background-color="transparent"/>
    </style:style>
  </office:automatic-styles>
  <office:body>
    <office:spreadsheet>
      <table:table table:name="Munkalap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3" table:default-cell-style-name="ce1"/>
        <table:table-column table:style-name="co12" table:default-cell-style-name="ce1"/>
        <table:table-column table:style-name="co11" table:number-columns-repeated="241" table:default-cell-style-name="ce1"/>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de</text:p>
          </table:table-cell>
          <table:table-cell office:value-type="string">
            <text:p>Nicht einfügen~e</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cell table:number-columns-repeated="241"/>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de</text:p>
          </table:table-cell>
          <table:table-cell office:value-type="string">
            <text:p>Aktiviere ~natürliche Sortierung</text:p>
          </table:table-cell>
          <table:table-cell table:number-columns-repeated="3"/>
          <table:table-cell office:value-type="string">
            <text:p>20060218 15:28:33 </text:p>
          </table:table-cell>
          <table:table-cell table:number-columns-repeated="241"/>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cell table:number-columns-repeated="241"/>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de</text:p>
          </table:table-cell>
          <table:table-cell office:value-type="string">
            <text:p>Speicher ~Graphik...</text:p>
          </table:table-cell>
          <table:table-cell table:number-columns-repeated="3"/>
          <table:table-cell office:value-type="string">
            <text:p>20051112 14:45:13</text:p>
          </table:table-cell>
          <table:table-cell table:number-columns-repeated="241"/>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cell table:number-columns-repeated="241"/>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de</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cell table:number-columns-repeated="241"/>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cell table:number-columns-repeated="241"/>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de</text:p>
          </table:table-cell>
          <table:table-cell office:value-type="string">
            <text:p>Aktiviere natürliche Sortierung</text:p>
          </table:table-cell>
          <table:table-cell table:number-columns-repeated="3"/>
          <table:table-cell office:value-type="string">
            <text:p>20060211 17:16:46</text:p>
          </table:table-cell>
          <table:table-cell table:number-columns-repeated="241"/>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cell table:number-columns-repeated="241"/>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de</text:p>
          </table:table-cell>
          <table:table-cell office:value-type="string">
            <text:p>\&lt;ahelp hid=\"SC:CHECKBOX:RID_SCPAGE_SORT_OPTIONS:BTN_NATURALSORT\"\&gt;Die natürliche Sortierung ist ein Sortieralgorithms, der Zahlen mit vorangestellter Zeichenkette anhand des numerischen Wertes des Zahlenteils sortiert anstatt nach der üblichen Art der Sortierung als Zeichenkette.\&lt;/ahelp\&gt; Nehmen wir beispielsweise an, dass wir die Folge A1, A2, A3, A4, A5, A6, ..., A19, A20, A21 haben. Wenn man diese Werte in eine Reihe von Zellen einträgt und sie sortiert, erhält man A1, A11, A12, A13, ..., A19, A2, A20, A21, A3, A4, A5, ..., A9. Da dieses Sortierverhalten keinen Sinn macht, wenn man das verwendete Sortierverfahen nicht kennt, werden die meisten dies als total bizarr oder gänzlich ungewöhnlich ansehen. Wird die natürliche Sortierung bei Werten wie im genannten Beispiel angewendet, erhält man eine "richtige" also generell eine zweckmäßigiere Sortierung.</text:p>
          </table:table-cell>
          <table:table-cell table:number-columns-repeated="3"/>
          <table:table-cell office:value-type="string">
            <text:p>20060211 17:16:46</text:p>
          </table:table-cell>
          <table:table-cell table:number-columns-repeated="241"/>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de</text:p>
          </table:table-cell>
          <table:table-cell office:value-type="string">
            <text:p>Zubehör</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de</text:p>
          </table:table-cell>
          <table:table-cell office:value-type="string">
            <text:p>Nützliches %PRODUCTNAME Zubehör inclusive verschiederer Bilder, Vorlagen, ausgewählter Dokumente und Schriften.</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de</text:p>
          </table:table-cell>
          <table:table-cell office:value-type="string">
            <text:p>Gallery</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de</text:p>
          </table:table-cell>
          <table:table-cell office:value-type="string">
            <text:p>Die %PRODUCTNAME Gallery umfasst mehr als 2900 Elemente thematisch geordnet.</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de</text:p>
          </table:table-cell>
          <table:table-cell office:value-type="string">
            <text:p>Vorlagen</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de</text:p>
          </table:table-cell>
          <table:table-cell office:value-type="string">
            <text:p>Erstelle in kürzester Zeit perfekte Dokumente mit Dokumentvorlagen.</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de</text:p>
          </table:table-cell>
          <table:table-cell office:value-type="string">
            <text:p>Ausgewählte Dokumente</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de</text:p>
          </table:table-cell>
          <table:table-cell office:value-type="string">
            <text:p>Ausgewählte Lernmaterialien.</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de</text:p>
          </table:table-cell>
          <table:table-cell office:value-type="string">
            <text:p>Dokumentationen</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de</text:p>
          </table:table-cell>
          <table:table-cell office:value-type="string">
            <text:p>%PRODUCTNAME Dokumentationen.</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de</text:p>
          </table:table-cell>
          <table:table-cell office:value-type="string">
            <text:p>Werbung</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de</text:p>
          </table:table-cell>
          <table:table-cell office:value-type="string">
            <text:p>%PRODUCTNAME Werbematerial.</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de</text:p>
          </table:table-cell>
          <table:table-cell office:value-type="string">
            <text:p>Schriften</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de</text:p>
          </table:table-cell>
          <table:table-cell office:value-type="string">
            <text:p>Zusätzliche Schriften für %PRODUCTNAME und andere Anwendungen.</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cell table:number-columns-repeated="241"/>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de</text:p>
          </table:table-cell>
          <table:table-cell office:value-type="string">
            <text:p>SVG Import</text:p>
          </table:table-cell>
          <table:table-cell table:number-columns-repeated="3"/>
          <table:table-cell office:value-type="string">
            <text:p>20051112 14:45:13</text:p>
          </table:table-cell>
          <table:table-cell table:number-columns-repeated="241"/>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cell table:number-columns-repeated="241"/>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de</text:p>
          </table:table-cell>
          <table:table-cell office:value-type="string">
            <text:p>Unterstützung für SVG Import</text:p>
          </table:table-cell>
          <table:table-cell table:number-columns-repeated="3"/>
          <table:table-cell office:value-type="string">
            <text:p>20051112 14:45:13</text:p>
          </table:table-cell>
          <table:table-cell table:number-columns-repeated="241"/>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cell table:number-columns-repeated="241"/>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Anwenderhandbuch</text:p>
          </table:table-cell>
          <table:table-cell table:number-columns-repeated="3"/>
          <table:table-cell office:value-type="string">
            <text:p>20060706 14:45:13</text:p>
          </table:table-cell>
          <table:table-cell table:number-columns-repeated="241"/>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cell table:number-columns-repeated="241"/>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de</text:p>
          </table:table-cell>
          <table:table-cell office:value-type="string">
            <text:p>Dieser Build wurde vom OxygenOffice Team in Zusammenarbeit mit der Community erstellt. <text:s/>Mitwirkende, siehe: http://www.openoffice.org/welcome/credits.html</text:p>
          </table:table-cell>
          <table:table-cell table:number-columns-repeated="3"/>
          <table:table-cell office:value-type="string">
            <text:p>20070218 23:00:20</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Ebene umdrehen</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Außerhalb </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Drehende Kreise</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Drehende Helix</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Innerhalb des Kubus</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Abnahme</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Umkehren</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table:style-name="ce2" office:value-type="string">
            <text:p>Iris</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Ablehnung</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Umtausch</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table:style-name="ce3" office:value-type="string">
            <text:p>Jalousie 3D vertikal</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Jalousie 3D horizontal</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Statisch</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Feine Auflösung</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Gitterlinien für aktulle Tabelle umschalten</text:p>
          </table:table-cell>
          <table:table-cell table:number-columns-repeated="3"/>
          <table:table-cell table:style-name="ce4" office:value-type="date" office:date-value="2002-02-02T02:02:02">
            <text:p>02-02-02 02:02</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de</text:p>
          </table:table-cell>
          <table:table-cell office:value-type="string">
            <text:p>Optimierungslöser</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de</text:p>
          </table:table-cell>
          <table:table-cell office:value-type="string">
            <text:p>Modell</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de</text:p>
          </table:table-cell>
          <table:table-cell office:value-type="string">
            <text:p>Ziel </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de</text:p>
          </table:table-cell>
          <table:table-cell office:value-type="string">
            <text:p>Ziel </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de</text:p>
          </table:table-cell>
          <table:table-cell office:value-type="string">
            <text:p>Maximiere</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de</text:p>
          </table:table-cell>
          <table:table-cell office:value-type="string">
            <text:p>Minimiere</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de</text:p>
          </table:table-cell>
          <table:table-cell office:value-type="string">
            <text:p>Durch Zellenänderung</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de</text:p>
          </table:table-cell>
          <table:table-cell office:value-type="string">
            <text:p>Abhängig von den Beschränkung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de</text:p>
          </table:table-cell>
          <table:table-cell office:value-type="string">
            <text:p>Bedingung</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de</text:p>
          </table:table-cell>
          <table:table-cell office:value-type="string">
            <text:p>Zellreferenz</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de</text:p>
          </table:table-cell>
          <table:table-cell office:value-type="string">
            <text:p>Bedingung</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de</text:p>
          </table:table-cell>
          <table:table-cell office:value-type="string">
            <text:p>OK</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de</text:p>
          </table:table-cell>
          <table:table-cell office:value-type="string">
            <text:p>Abbrech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de</text:p>
          </table:table-cell>
          <table:table-cell office:value-type="string">
            <text:p>Die Referenz und Bedingungen passen nicht zusamm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de</text:p>
          </table:table-cell>
          <table:table-cell office:value-type="string">
            <text:p>Hinzufüg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de</text:p>
          </table:table-cell>
          <table:table-cell office:value-type="string">
            <text:p>Änder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de</text:p>
          </table:table-cell>
          <table:table-cell office:value-type="string">
            <text:p>Lösch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de</text:p>
          </table:table-cell>
          <table:table-cell office:value-type="string">
            <text:p>Lös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de</text:p>
          </table:table-cell>
          <table:table-cell office:value-type="string">
            <text:p>Rese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de</text:p>
          </table:table-cell>
          <table:table-cell office:value-type="string">
            <text:p>Option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de</text:p>
          </table:table-cell>
          <table:table-cell office:value-type="string">
            <text:p>Speicher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de</text:p>
          </table:table-cell>
          <table:table-cell office:value-type="string">
            <text:p>Lad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de</text:p>
          </table:table-cell>
          <table:table-cell office:value-type="string">
            <text:p>Schließ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de</text:p>
          </table:table-cell>
          <table:table-cell office:value-type="string">
            <text:p>Lösung kann nicht gefunden werd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de</text:p>
          </table:table-cell>
          <table:table-cell office:value-type="string">
            <text:p>Lösung gefund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de</text:p>
          </table:table-cell>
          <table:table-cell office:value-type="string">
            <text:p>Zellgeometrien differier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de</text:p>
          </table:table-cell>
          <table:table-cell office:value-type="string">
            <text:p>Maximum der Iterationen erreich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de</text:p>
          </table:table-cell>
          <table:table-cell office:value-type="string">
            <text:p>Standard Ausnahmebereich</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de</text:p>
          </table:table-cell>
          <table:table-cell office:value-type="string">
            <text:p>Time-out Interatio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de</text:p>
          </table:table-cell>
          <table:table-cell office:value-type="string">
            <text:p>Ziel ist nicht gesetz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de</text:p>
          </table:table-cell>
          <table:table-cell office:value-type="string">
            <text:p>Option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de</text:p>
          </table:table-cell>
          <table:table-cell office:value-type="string">
            <text:p>Lineares Model angenommen</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de</text:p>
          </table:table-cell>
          <table:table-cell office:value-type="string">
            <text:p>Nur positve Werte erlaub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de</text:p>
          </table:table-cell>
          <table:table-cell office:value-type="string">
            <text:p>Nur ganzzahlige Werte erlaubt</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de</text:p>
          </table:table-cell>
          <table:table-cell office:value-type="string">
            <text:p>Solver</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de</text:p>
          </table:table-cell>
          <table:table-cell office:value-type="string">
            <text:p>Solver</text:p>
          </table:table-cell>
          <table:table-cell table:number-columns-repeated="3"/>
          <table:table-cell office:value-type="string">
            <text:p>20071010 14:10:23</text:p>
          </table:table-cell>
          <table:table-cell table:number-columns-repeated="241"/>
        </table:table-row>
        <table:table-row table:style-name="ro1" table:number-rows-repeated="65361">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svg:font-family="Times, 'Times New Roman'"/>
    <style:font-face style:name="Arial1" svg:font-family="Arial" style:font-family-generic="swiss"/>
    <style:font-face style:name="Helvetica" svg:font-family="Helvetica" style:font-family-generic="swiss"/>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30">2008.03.30</text:date>, <text:time>14:18:36</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creation-date>2007-06-20T13:26:23</meta:creation-date>
    <dc:creator>AgentK</dc:creator>
    <dc:date>2008-03-30T14:18:35</dc:date>
    <meta:editing-cycles>38</meta:editing-cycles>
    <meta:editing-duration>P1DT0H52M39S</meta:editing-duration>
    <meta:user-defined meta:name="Információ 1"/>
    <meta:user-defined meta:name="Információ 2"/>
    <meta:user-defined meta:name="Információ 3"/>
    <meta:user-defined meta:name="Információ 4"/>
    <meta:user-defined meta:name="Info 1" meta:value-type="string"/>
    <meta:user-defined meta:name="Info 2" meta:value-type="string"/>
    <meta:user-defined meta:name="Info 3" meta:value-type="string"/>
    <meta:user-defined meta:name="Info 4" meta:value-type="string"/>
    <meta:document-statistic meta:table-count="1" meta:cell-count="1636"/>
  </office:meta>
</office:document-meta>
</file>